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9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9.A" style:family="table-column">
      <style:table-column-properties style:column-width="6.294cm"/>
    </style:style>
    <style:style style:name="Tabla9.B" style:family="table-column">
      <style:table-column-properties style:column-width="8.412cm"/>
    </style:style>
    <style:style style:name="Tabla9.C" style:family="table-column">
      <style:table-column-properties style:column-width="4.898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9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9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9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9.54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Arial1" fo:font-size="12pt" fo:language="gl" fo:country="ES" fo:font-weight="bold" officeooo:rsid="006fb1c7" officeooo:paragraph-rsid="020f5b18" style:font-weight-asian="bold" style:font-weight-complex="bold"/>
    </style:style>
    <style:style style:name="P11" style:family="paragraph" style:parent-style-name="Standard">
      <style:text-properties style:font-name="Arial1" fo:font-size="12pt" fo:language="gl" fo:country="ES" fo:font-weight="bold" officeooo:rsid="006fb1c7" officeooo:paragraph-rsid="021612ce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612ce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612ce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5f71b" officeooo:paragraph-rsid="0215f71b"/>
    </style:style>
    <style:style style:name="P16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17" style:family="paragraph" style:parent-style-name="Standard">
      <style:paragraph-properties fo:break-before="auto" fo:break-after="auto"/>
      <style:text-properties fo:font-weight="bold" officeooo:rsid="02183fa0" officeooo:paragraph-rsid="0217b660" style:font-weight-asian="bold" style:font-weight-complex="bold"/>
    </style:style>
    <style:style style:name="P18" style:family="paragraph" style:parent-style-name="Standard">
      <style:paragraph-properties fo:margin-top="0cm" fo:margin-bottom="0.051cm" style:contextual-spacing="false"/>
      <style:text-properties fo:language="gl" fo:country="ES" officeooo:paragraph-rsid="020f5b18"/>
    </style:style>
    <style:style style:name="P19" style:family="paragraph" style:parent-style-name="Standard">
      <style:paragraph-properties fo:margin-top="0cm" fo:margin-bottom="0.051cm" style:contextual-spacing="false"/>
      <style:text-properties fo:language="gl" fo:country="ES" officeooo:paragraph-rsid="021612ce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.05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text-properties style:font-name="sans-serif" fo:font-weight="bold" officeooo:rsid="021612ce" officeooo:paragraph-rsid="021612ce" style:font-weight-asian="bold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612ce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officeooo:paragraph-rsid="021274be" style:font-size-asian="12pt" style:font-size-complex="12pt"/>
    </style:style>
    <style:style style:name="P31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officeooo:rsid="00820407" officeooo:paragraph-rsid="021612ce"/>
    </style:style>
    <style:style style:name="P32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officeooo:rsid="00824f0e" officeooo:paragraph-rsid="021612ce"/>
    </style:style>
    <style:style style:name="P33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officeooo:rsid="00824f0e" officeooo:paragraph-rsid="021ac3ee"/>
    </style:style>
    <style:style style:name="P34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officeooo:rsid="00824f0e" officeooo:paragraph-rsid="021ed454"/>
    </style:style>
    <style:style style:name="P35" style:family="paragraph" style:parent-style-name="Standard" style:list-style-name="L5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36" style:family="paragraph" style:parent-style-name="Standard" style:list-style-name="L10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3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0f5b18" style:font-weight-asian="normal" style:font-weight-complex="normal"/>
    </style:style>
    <style:style style:name="P38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officeooo:rsid="021612ce" officeooo:paragraph-rsid="021ac3ee"/>
    </style:style>
    <style:style style:name="P3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cb5a6" officeooo:paragraph-rsid="021cb5a6"/>
    </style:style>
    <style:style style:name="P40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21cb5a6" officeooo:paragraph-rsid="021cb5a6"/>
    </style:style>
    <style:style style:name="P41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42" style:family="paragraph" style:parent-style-name="Standard">
      <style:paragraph-properties fo:break-before="auto" fo:break-after="auto"/>
      <style:text-properties fo:font-weight="bold" officeooo:rsid="020f5b18" officeooo:paragraph-rsid="0213ee0a" style:font-weight-asian="bold" style:font-weight-complex="bold"/>
    </style:style>
    <style:style style:name="P43" style:family="paragraph" style:parent-style-name="Standard">
      <style:paragraph-properties fo:break-before="auto" fo:break-after="auto"/>
      <style:text-properties fo:font-size="2pt" fo:language="gl" fo:country="ES" officeooo:paragraph-rsid="02127d83" style:font-size-asian="1.75pt" style:font-size-complex="2pt"/>
    </style:style>
    <style:style style:name="P44" style:family="paragraph" style:parent-style-name="Standard">
      <style:paragraph-properties fo:break-before="auto" fo:break-after="auto"/>
      <style:text-properties fo:font-size="2pt" fo:language="gl" fo:country="ES" officeooo:rsid="0213ee0a" officeooo:paragraph-rsid="0213ee0a" style:font-size-asian="1.75pt" style:font-size-complex="2pt"/>
    </style:style>
    <style:style style:name="P45" style:family="paragraph" style:parent-style-name="Standard">
      <style:paragraph-properties fo:break-before="auto" fo:break-after="auto"/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46" style:family="paragraph" style:parent-style-name="Standard">
      <style:paragraph-properties fo:break-before="auto" fo:break-after="auto"/>
      <style:text-properties style:font-name="sans-serif" fo:font-weight="bold" officeooo:rsid="021612ce" officeooo:paragraph-rsid="021612ce" style:font-weight-asian="bold" style:font-weight-complex="bold"/>
    </style:style>
    <style:style style:name="P4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ed454" style:font-size-asian="12pt" style:font-weight-asian="normal" style:font-size-complex="12pt" style:font-weight-complex="normal"/>
    </style:style>
    <style:style style:name="P4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49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50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612ce" style:font-size-asian="12pt" style:font-weight-asian="normal" style:font-size-complex="12pt" style:font-weight-complex="normal"/>
    </style:style>
    <style:style style:name="P51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cb5a6" officeooo:paragraph-rsid="021cb5a6" style:font-size-asian="12pt" style:font-weight-asian="normal" style:font-size-complex="12pt" style:font-weight-complex="normal"/>
    </style:style>
    <style:style style:name="P52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e05ec" officeooo:paragraph-rsid="021e05ec" style:font-size-asian="12pt" style:font-weight-asian="normal" style:font-size-complex="12pt" style:font-weight-complex="normal"/>
    </style:style>
    <style:style style:name="P5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ed454" officeooo:paragraph-rsid="021ed454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bold" officeooo:rsid="021ed454" officeooo:paragraph-rsid="021ed454" style:font-size-asian="12pt" style:font-weight-asian="bold" style:font-size-complex="12pt" style:font-weight-complex="bold"/>
    </style:style>
    <style:style style:name="P5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bold" officeooo:rsid="021ed454" officeooo:paragraph-rsid="021ed454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1" style:font-size-complex="12pt" style:font-weight-complex="normal"/>
    </style:style>
    <style:style style:name="P57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font-size="12pt" officeooo:rsid="02108f1a" style:font-size-asian="12pt" style:font-name-complex="Calibri1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7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8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9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10" style:family="text">
      <style:text-properties fo:color="#ffffff" loext:opacity="100%" style:font-name="Arial1" fo:font-size="12pt" fo:font-weight="bold" officeooo:rsid="021612ce" style:font-weight-asian="bold" style:font-weight-complex="bold"/>
    </style:style>
    <style:style style:name="T11" style:family="text">
      <style:text-properties fo:color="#ffffff" loext:opacity="100%" style:font-name="Arial1" fo:font-size="12pt" fo:font-weight="bold" officeooo:rsid="021cb5a6" style:font-weight-asian="bold" style:font-weight-complex="bold"/>
    </style:style>
    <style:style style:name="T12" style:family="text">
      <style:text-properties fo:color="#ffffff" loext:opacity="100%" style:font-name="Arial1" fo:font-size="12pt" fo:font-weight="bold" officeooo:rsid="021ed454" style:font-weight-asian="bold" style:font-weight-complex="bold"/>
    </style:style>
    <style:style style:name="T13" style:family="text">
      <style:text-properties officeooo:rsid="00841ffd"/>
    </style:style>
    <style:style style:name="T14" style:family="text">
      <style:text-properties officeooo:rsid="0213ee0a"/>
    </style:style>
    <style:style style:name="T15" style:family="text">
      <style:text-properties officeooo:rsid="021612ce"/>
    </style:style>
    <style:style style:name="T16" style:family="text">
      <style:text-properties fo:font-size="10pt" officeooo:rsid="0217b660" style:font-size-asian="10pt" style:font-size-complex="10pt"/>
    </style:style>
    <style:style style:name="T17" style:family="text">
      <style:text-properties style:font-name="Arial" fo:language="gl" fo:country="ES" officeooo:rsid="013c7e21"/>
    </style:style>
    <style:style style:name="T18" style:family="text">
      <style:text-properties style:font-name="Arial" fo:language="gl" fo:country="ES" officeooo:rsid="020c3667"/>
    </style:style>
    <style:style style:name="T19" style:family="text">
      <style:text-properties style:font-name="Arial" fo:language="gl" fo:country="ES" officeooo:rsid="021cb5a6"/>
    </style:style>
    <style:style style:name="T20" style:family="text">
      <style:text-properties fo:language="gl" fo:country="ES" officeooo:rsid="01b77360"/>
    </style:style>
    <style:style style:name="T21" style:family="text">
      <style:text-properties fo:language="gl" fo:country="ES" officeooo:rsid="0215f71b"/>
    </style:style>
    <style:style style:name="T22" style:family="text">
      <style:text-properties fo:language="gl" fo:country="ES" officeooo:rsid="02216998"/>
    </style:style>
    <style:style style:name="T23" style:family="text">
      <style:text-properties officeooo:rsid="021ac3ee"/>
    </style:style>
    <style:style style:name="T24" style:family="text">
      <style:text-properties officeooo:rsid="021cb5a6"/>
    </style:style>
    <style:style style:name="T25" style:family="text">
      <style:text-properties officeooo:rsid="021ed4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92cm" fo:min-width="1.24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0"><text:span text:style-name="T17">PRÁCTICA MME – UD0</text:span><text:span text:style-name="T19">5</text:span><text:span text:style-name="T17">-</text:span><text:span text:style-name="T18">0</text:span><text:span text:style-name="T19">2</text:span><text:span text:style-name="T17"> </text:span><text:span text:style-name="T20">– </text:span><text:span text:style-name="T21">Montaxes <text:s/></text:span><text:span text:style-name="T22">d</text:span><text:span text:style-name="T21">un PC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3">NÚMERO DE GRUPO</text:p>
          </table:table-cell>
          <table:table-cell table:style-name="IntegrantesGrupo.B2" office:value-type="string">
            <text:p text:style-name="P22">FUNCIÓNS</text:p>
          </table:table-cell>
          <table:table-cell table:style-name="IntegrantesGrupo.C2" office:value-type="string">
            <text:p text:style-name="P21">Apelidos, Nome</text:p>
          </table:table-cell>
        </table:table-row>
        <table:table-row>
          <table:table-cell table:style-name="IntegrantesGrupo.A3" table:number-rows-spanned="3" office:value-type="string">
            <text:p text:style-name="P5"/>
          </table:table-cell>
          <table:table-cell table:style-name="IntegrantesGrupo.B3" office:value-type="string">
            <text:p text:style-name="P6"><text:s/>Coordinador/a:</text:p>
          </table:table-cell>
          <table:table-cell table:style-name="IntegrantesGrupo.C3">
            <text:p text:style-name="P7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6"><text:s/>Responsable Limpeza:</text:p>
          </table:table-cell>
          <table:table-cell table:style-name="IntegrantesGrupo.C4">
            <text:p text:style-name="P7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8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9"/>
          </table:table-cell>
        </table:table-row>
      </table:table>
      <text:p text:style-name="P56"><text:span text:style-name="T16"><text:s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18"><text:span text:style-name="T6">Práctica </text:span><text:span text:style-name="T7">1</text:span><text:span text:style-name="T8"> </text:span><text:span text:style-name="T6">: </text:span><text:span text:style-name="T9"><text:s/></text:span><text:span text:style-name="T11">Recopilación de información. </text:span></text:p>
          </table:table-cell>
          <table:covered-table-cell/>
          <table:table-cell table:style-name="Tabla2.C1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39">Material:</text:p>
            <text:list xml:id="list3938968074" text:style-name="L1">
              <text:list-item>
                <text:p text:style-name="P40">Equipo asignado para a práctica dunha montaxe completa. </text:p>
              </text:list-item>
            </text:list>
          </table:table-cell>
          <table:table-cell table:style-name="Tabla2.B2" table:number-rows-spanned="2" table:number-columns-spanned="2" office:value-type="string">
            <text:p text:style-name="P37"/>
          </table:table-cell>
          <table:covered-table-cell/>
        </table:table-row>
        <table:table-row>
          <table:table-cell table:style-name="Tabla2.A3" office:value-type="string">
            <text:p text:style-name="P15">Tempo empregado:</text:p>
            <text:p text:style-name="P15"/>
          </table:table-cell>
          <table:covered-table-cell table:style-name="Tabla2.B2"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3730080011" text:style-name="L2">
              <text:list-item>
                <text:p text:style-name="P51">Busca o manual da placa base do equipo asignado. Debes entregar o PDF na aula virtual. </text:p>
              </text:list-item>
              <text:list-item>
                <text:p text:style-name="P51">Realiza unha ficha de identificación con todos os elementos existentes na placa base e na caixa do computador. <text:s/>O informe debe incluir as seguintes cuestións:</text:p>
                <text:list>
                  <text:list-item>
                    <text:p text:style-name="P51">Identificación dos membros do grupo. </text:p>
                  </text:list-item>
                  <text:list-item>
                    <text:p text:style-name="P51">Información do hardware de maneira detallada. </text:p>
                    <text:list>
                      <text:list-item>
                        <text:p text:style-name="P51">Placa base. </text:p>
                        <text:list>
                          <text:list-item>
                            <text:p text:style-name="P52">Factor de forma.</text:p>
                          </text:list-item>
                          <text:list-item>
                            <text:p text:style-name="P52">Fabricante e modelo.</text:p>
                          </text:list-item>
                          <text:list-item>
                            <text:p text:style-name="P51">Interfaces e número dispoñibles. </text:p>
                          </text:list-item>
                          <text:list-item>
                            <text:p text:style-name="P51">Tipo de <text:s/>memoria RAM e capacidade instalada. </text:p>
                          </text:list-item>
                          <text:list-item>
                            <text:p text:style-name="P51">Tipo de discos duros <text:s/>e capacidade instalada. </text:p>
                          </text:list-item>
                          <text:list-item>
                            <text:p text:style-name="P53">Características técnicas da CPU. </text:p>
                          </text:list-item>
                          <text:list-item>
                            <text:p text:style-name="P53">Panel traseiro. </text:p>
                          </text:list-item>
                          <text:list-item>
                            <text:p text:style-name="P53">Realiza un croquis de tódalas conexións do dispositivo. </text:p>
                          </text:list-item>
                          <text:list-item>
                            <text:p text:style-name="P53">Detalle da cabeceira do panel frontal. </text:p>
                          </text:list-item>
                          <text:list-item>
                            <text:p text:style-name="P53">Detalle da cabeceira do panel de audio.</text:p>
                          </text:list-item>
                          <text:list-item>
                            <text:p text:style-name="P53">Detalle das cabeceiras USB. </text:p>
                          </text:list-item>
                        </text:list>
                      </text:list-item>
                      <text:list-item>
                        <text:p text:style-name="P52">Fonte de alimentación. </text:p>
                      </text:list-item>
                      <text:list-item>
                        <text:p text:style-name="P52">Tipo de caixa e características. 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0"/>
            <text:p text:style-name="P54">Nesta tarefa tes que entregar os seguintes elementos:</text:p>
            <text:list xml:id="list2731861382" text:style-name="L3">
              <text:list-item>
                <text:p text:style-name="P55">Manual da placa base. O ficheiro chamarase PRC01_01_manual.pdf </text:p>
              </text:list-item>
              <text:list-item>
                <text:p text:style-name="P55">Informe técnico coas características do equipo. O ficheiro chamarase PRC01_02_informe.pdf </text:p>
              </text:list-item>
            </text:list>
            <text:p text:style-name="P30"/>
          </table:table-cell>
        </table:table-row>
        <table:table-row table:style-name="Tabla1.1">
          <table:table-cell table:style-name="Tabla1.A2" office:value-type="string">
            <text:p text:style-name="P26"/>
            <text:p text:style-name="P26"/>
            <text:p text:style-name="P26"><draw:custom-shape text:anchor-type="paragraph" draw:z-index="3" draw:name="Forma 6" draw:style-name="gr1" draw:text-style-name="P57" svg:width="2.047cm" svg:height="1.969cm" svg:x="17.334cm" svg:y="15.36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4" draw:name="Forma 7" draw:style-name="gr1" draw:text-style-name="P57" svg:width="2.047cm" svg:height="1.969cm" svg:x="16.554cm" svg:y="0.132cm"><text:p/>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</draw:custom-shape><text:line-break/></text:p>
          </table:table-cell>
        </table:table-row>
      </table:table>
      <text:p text:style-name="P43"/>
      <text:p text:style-name="P44"/>
      <table:table table:name="Tabla9" table:style-name="Tabla9">
        <table:table-column table:style-name="Tabla9.A"/>
        <table:table-column table:style-name="Tabla9.B"/>
        <table:table-column table:style-name="Tabla9.C"/>
        <text:soft-page-break/>
        <table:table-row table:style-name="Tabla9.1">
          <table:table-cell table:style-name="Tabla9.A1" table:number-columns-spanned="2" office:value-type="string">
            <text:p text:style-name="P19"><text:span text:style-name="T10">P</text:span><text:span text:style-name="T6">ráctica </text:span><text:span text:style-name="T12">2</text:span><text:span text:style-name="T6">: </text:span><text:span text:style-name="T10"><text:s/></text:span><text:span text:style-name="T12">Desmontaxe do equipo </text:span></text:p>
          </table:table-cell>
          <table:covered-table-cell/>
          <table:table-cell table:style-name="Tabla9.C1" office:value-type="string">
            <text:p text:style-name="P11"/>
          </table:table-cell>
        </table:table-row>
        <table:table-row>
          <table:table-cell table:style-name="Tabla9.A2" office:value-type="string">
            <text:p text:style-name="P13">Material preciso:</text:p>
            <text:list xml:id="list3296894283" text:style-name="L4">
              <text:list-item>
                <text:p text:style-name="P34"><text:span text:style-name="T24">Equipo asignado para a práctica dunha montaxe completa. </text:span><text:span text:style-name="T13"><text:line-break/><text:line-break/></text:span></text:p>
              </text:list-item>
            </text:list>
          </table:table-cell>
          <table:table-cell table:style-name="Tabla9.B2" table:number-columns-spanned="2" office:value-type="string">
            <text:p text:style-name="P12">Procedemento:</text:p>
            <text:list xml:id="list1773301180" text:style-name="L5">
              <text:list-item>
                <text:p text:style-name="P35">Descargarse da electricidade estática.</text:p>
              </text:list-item>
              <text:list-item>
                <text:p text:style-name="P35">Protocolo para a montaxe de compoñentes internos.</text:p>
              </text:list-item>
            </text:list>
            <text:p text:style-name="P14"><text:line-break/><text:line-break/><text:line-break/><text:line-break/></text:p>
          </table:table-cell>
          <table:covered-table-cell/>
        </table:table-row>
      </table:table>
      <text:p text:style-name="P4"/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list xml:id="list180748330855706" text:continue-list="list3730080011" text:style-name="L2">
              <text:list-item text:start-value="1">
                <text:p text:style-name="P53">Realiza unha guía gráfica dos pasos seguidos paso a paso da desmontaxe do equipo. <text:s text:c="2"/>A guía debe ser detallada e indicando cada un dos pasos seguidos. Recorda ter especial coidado coa orde. </text:p>
              </text:list-item>
            </text:list>
          </table:table-cell>
        </table:table-row>
        <table:table-row table:style-name="Táboa1.1">
          <table:table-cell table:style-name="Táboa1.A2" office:value-type="string">
            <text:list xml:id="list180746671679673" text:continue-numbering="true" text:style-name="L2">
              <text:list-item>
                <text:p text:style-name="P47"><text:span text:style-name="T25">Realiza unha guía gráfica dos pasos seguidos paso a paso para montaxe do equipo. <text:s text:c="2"/>A guía debe ser detallada e indicando cada un dos pasos seguidos. Recorda ter especial coidado coa orde <text:s/>e de axudarte da documentación como os manuais e bosquexos realizados. </text:span></text:p>
              </text:list-item>
            </text:list>
          </table:table-cell>
        </table:table-row>
      </table:table>
      <text:p text:style-name="P16"/>
      <text:p text:style-name="P45"/>
      <text:p text:style-name="P46"/>
      <text:p text:style-name="P24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1" style:font-size-complex="12pt"/>
    </style:style>
    <style:style style:name="MT2" style:family="text">
      <style:text-properties fo:font-size="12pt" style:font-size-asian="12pt" style:font-name-complex="Calibri1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3</text:page-number></text:span><text:span text:style-name="MT2"><text:s/>/ </text:span><text:span text:style-name="MT2"><text:page-count>3</text:page-count></text:span></text:p>
      </style:footer>
      <style:footer-first>
        <text:p text:style-name="MP2">Pá<text:span text:style-name="MT3">x</text:span>ina <text:page-number text:select-page="current">1</text:page-number><text:s/>de <text:page-count>3</text:page-count><draw:frame draw:style-name="Mfr1" draw:name="Imagen3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7</meta:editing-cycles>
    <meta:creation-date>2019-11-09T13:25:03.151138236</meta:creation-date>
    <meta:editing-duration>P1DT1H43M34S</meta:editing-duration>
    <meta:generator>LibreOffice/7.3.7.2$Linux_X86_64 LibreOffice_project/30$Build-2</meta:generator>
    <dc:subject>PRÁCTICA 9 – Cooler Master AMD</dc:subject>
    <dc:title>Taller - MME</dc:title>
    <dc:date>2023-02-24T18:07:46.294926188</dc:date>
    <meta:document-statistic meta:table-count="5" meta:image-count="2" meta:object-count="0" meta:page-count="3" meta:paragraph-count="45" meta:word-count="313" meta:character-count="1979" meta:non-whitespace-character-count="16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